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1ac7" officeooo:paragraph-rsid="00101ac7"/>
    </style:style>
    <style:style style:name="P2" style:family="paragraph" style:parent-style-name="Standard">
      <style:paragraph-properties fo:text-align="start" style:justify-single-word="false"/>
      <style:text-properties officeooo:rsid="00101ac7" officeooo:paragraph-rsid="00101a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Reflection</text:p>
      <text:p text:style-name="P2">This report was a lot more fun than I expected it to be. The freedom to choose our topics in areas of study/interest certainly helped but I was pleasantly surprised by how interesting even the writing was. I’ve always enjoyed explaining and teaching things to other people and this paper was almost entirely that.</text:p>
      <text:p text:style-name="P2"/>
      <text:p text:style-name="P2">I also found it interesting how many new things I faced when writing this paper. In the past, all of the writing I have done was in a very “englishy” format. MLA citation, bibliography, no title page, etc. With this paper I had to learn how to use word (or in my case OpenOffice) to properly format things like a table of contents, a hanging indent, reference page with IEEE citation, etc. It’s rather interesting to me that as simple as most of it is, and considering how many papers I’ve written before, that so much of it was still new to me.</text:p>
      <text:p text:style-name="P2"/>
      <text:p text:style-name="P2">This also gave me a chance to write from a perspective and towards an audience that I don’t usually get the opportunity to leverage. I know that this paper was on the simpler side of technical reports and it may be falling on ears less than interested, but it was fun nonetheless. More often than not something like speech synthesis is something you don’t want to bring up in casual conversation. This report gave me an opportunity to express my thoughts and knowledge on the topic as I p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3:12:13.653000000</meta:creation-date>
    <dc:date>2018-03-15T23:21:03.814000000</dc:date>
    <meta:editing-duration>PT8M50S</meta:editing-duration>
    <meta:editing-cycles>1</meta:editing-cycles>
    <meta:document-statistic meta:table-count="0" meta:image-count="0" meta:object-count="0" meta:page-count="1" meta:paragraph-count="4" meta:word-count="248" meta:character-count="1370" meta:non-whitespace-character-count="1126"/>
    <meta:generator>LibreOffice/6.0.1.1$Windows_X86_64 LibreOffice_project/60bfb1526849283ce2491346ed2aa51c465abfe6</meta:generator>
  </office:meta>
</office:document-meta>
</file>